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12529" fo:font-size="10.5pt" fo:background-color="#ecf5f6" style:font-size-asian="10.5pt" style:font-size-complex="10.5pt"/>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4">
      <loext:graphic-properties draw:fill="solid" draw:fill-color="#ecf5f6"/>
      <style:paragraph-properties fo:margin-left="0.5in" fo:margin-right="0in" fo:margin-top="0in" fo:margin-bottom="0in" loext:contextual-spacing="false" fo:line-height="100%" fo:text-indent="-0.25in" style:auto-text-indent="false" fo:background-color="#ecf5f6"/>
    </style:style>
    <style:style style:name="P5" style:family="paragraph" style:parent-style-name="Standard" style:list-style-name="WWNum1">
      <loext:graphic-properties draw:fill="solid" draw:fill-color="#ecf5f6"/>
      <style:paragraph-properties fo:margin-left="0.5in" fo:margin-right="0in" fo:margin-top="0in" fo:margin-bottom="0in" loext:contextual-spacing="false" fo:line-height="100%" fo:text-indent="-0.25in" style:auto-text-indent="false" fo:background-color="#ecf5f6"/>
    </style:style>
    <style:style style:name="P6" style:family="paragraph" style:parent-style-name="Standard" style:list-style-name="WWNum4">
      <loext:graphic-properties draw:fill="solid" draw:fill-color="#ecf5f6"/>
      <style:paragraph-properties fo:margin-left="0.5in" fo:margin-right="0in" fo:margin-top="0in" fo:margin-bottom="0.1665in" loext:contextual-spacing="false" fo:line-height="100%" fo:text-indent="-0.25in" style:auto-text-indent="false" fo:background-color="#ecf5f6"/>
    </style:style>
    <style:style style:name="P7" style:family="paragraph" style:parent-style-name="Standard" style:list-style-name="WWNum3" style:master-page-name="Standard">
      <style:paragraph-properties fo:margin-left="0.5in" fo:margin-right="0in" fo:text-indent="-0.25in" style:auto-text-indent="false" style:page-number="1"/>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list-style-name="WWNum5">
      <style:paragraph-properties fo:margin-left="1in" fo:margin-right="0in" fo:text-indent="-0.25in" style:auto-text-indent="false"/>
    </style:style>
    <style:style style:name="P1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1in" fo:margin-right="0in" fo:margin-top="0in" fo:margin-bottom="0.3335in" loext:contextual-spacing="false" fo:line-height="100%" fo:text-indent="-0.25in" style:auto-text-indent="false"/>
    </style:style>
    <style:style style:name="P13" style:family="paragraph" style:parent-style-name="Standard">
      <loext:graphic-properties draw:fill="solid" draw:fill-color="#ecf5f6"/>
      <style:paragraph-properties fo:margin-top="0in" fo:margin-bottom="0.1665in" loext:contextual-spacing="false" fo:line-height="100%" fo:background-color="#ecf5f6"/>
    </style:style>
    <style:style style:name="P14" style:family="paragraph" style:parent-style-name="Heading_20_5">
      <loext:graphic-properties draw:fill="solid" draw:fill-color="#ecf5f6"/>
      <style:paragraph-properties fo:margin-top="0.1528in" fo:margin-bottom="0.028in" loext:contextual-spacing="false" fo:line-height="120%" fo:keep-together="auto" fo:background-color="#ecf5f6" fo:keep-with-next="auto"/>
    </style:style>
    <style:style style:name="P15" style:family="paragraph" style:parent-style-name="Heading_20_4">
      <loext:graphic-properties draw:fill="solid" draw:fill-color="#ecf5f6"/>
      <style:paragraph-properties fo:margin-top="0.1665in" fo:margin-bottom="0.028in" loext:contextual-spacing="false" fo:line-height="120%" fo:keep-together="auto" fo:background-color="#ecf5f6" fo:keep-with-next="auto"/>
    </style:style>
    <style:style style:name="T1" style:family="text">
      <style:text-properties style:text-underline-style="none"/>
    </style:style>
    <style:style style:name="T2" style:family="text">
      <style:text-properties fo:color="#00788a" fo:font-size="11pt" style:font-size-asian="11pt" style:font-size-complex="11pt"/>
    </style:style>
    <style:style style:name="T3" style:family="text">
      <style:text-properties fo:color="#00788a" fo:font-size="10pt" fo:font-weight="bold" style:font-size-asian="10pt" style:font-weight-asian="bold" style:font-size-complex="10pt"/>
    </style:style>
    <style:style style:name="T4" style:family="text">
      <style:text-properties fo:color="#00788a" fo:font-size="10.5pt" style:font-size-asian="10.5pt" style:font-size-complex="10.5pt"/>
    </style:style>
    <style:style style:name="T5" style:family="text">
      <style:text-properties fo:color="#00788a" fo:font-size="10.5pt" fo:font-style="italic" style:font-size-asian="10.5pt" style:font-style-asian="italic" style:font-size-complex="10.5pt"/>
    </style:style>
    <style:style style:name="T6" style:family="text">
      <style:text-properties fo:color="#212529" fo:font-size="10.5pt" style:font-size-asian="10.5pt" style:font-size-complex="10.5pt"/>
    </style:style>
    <style:style style:name="T7" style:family="text">
      <style:text-properties fo:color="#212529" fo:font-size="10.5pt" fo:font-style="italic" style:font-size-asian="10.5pt" style:font-style-asian="italic" style:font-size-complex="10.5pt"/>
    </style:style>
    <style:style style:name="T8" style:family="text">
      <style:text-properties fo:color="#212529" fo:font-size="10.5pt" style:text-underline-style="solid" style:text-underline-width="auto" style:text-underline-color="font-color"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18684284" text:style-name="WWNum3">
        <text:list-item>
          <text:p text:style-name="P7">Hvad forstår du ved en REST API?</text:p>
        </text:list-item>
      </text:list>
      <text:p text:style-name="Standard">REST står for Representational State Transfer og er et regelsæt for hvordan en web-api skal laves</text:p>
      <text:p text:style-name="Standard"/>
      <text:p text:style-name="Standard">API: Et interface som muliggør kommunikation mellem applikationer.</text:p>
      <text:p text:style-name="P8"><text:tab/></text:p>
      <text:list xml:id="list224615284408243" text:continue-numbering="true" text:style-name="WWNum3">
        <text:list-item>
          <text:p text:style-name="P2">Hvor skal REST API'et placeres på 3 lags arkitekturen?</text:p>
        </text:list-item>
      </text:list>
      <text:p text:style-name="P9">Business-layer, nærmere betegnet laget rettet mod presentation-layer.</text:p>
      <text:p text:style-name="Standard"/>
      <text:list xml:id="list224615371958447" text:continue-numbering="true" text:style-name="WWNum3">
        <text:list-item>
          <text:p text:style-name="P2">Hvad betyder RESTful versus REST-based API løsninger?</text:p>
        </text:list-item>
      </text:list>
      <text:p text:style-name="Standard">En webservice skal overholde alle 5 (6) restriktioner, samt alle 4 underrestriktioner til Uniform Interface reglen, hvis den skal være REST-ful. Hvis ikke den gør det kan den højst betegnes som værende REST-based.</text:p>
      <text:p text:style-name="Standard"/>
      <text:list xml:id="list224613849287743" text:continue-numbering="true" text:style-name="WWNum3">
        <text:list-item>
          <text:p text:style-name="P2">Hvilken kommunikationsprotokol anvender en REST API og hvad kendetegner denne?</text:p>
        </text:list-item>
      </text:list>
      <text:p text:style-name="P8"><text:tab/>http og https og webprotokoller som består af en header og en body, en request og en respons. Den er stateless.</text:p>
      <text:p text:style-name="P9"/>
      <text:list xml:id="list224614440911376" text:continue-numbering="true" text:style-name="WWNum3">
        <text:list-item>
          <text:p text:style-name="P2">Hvilke fordele og ulemper er der med en REST API?</text:p>
        </text:list-item>
      </text:list>
      <text:p text:style-name="P9">Den er stateless så forbindelsen bliver lukket efter hvert request. Det øger sikkerheden og optager ikke båndbredde. </text:p>
      <text:p text:style-name="P9">Ulempen er at store applikationer som er REST-baseret kan have mange endpoints, og det kan blive indviklet og ressourcekrævende at vedligeholde api’en. </text:p>
      <text:p text:style-name="P9"/>
      <text:p text:style-name="P9"/>
      <text:list xml:id="list224615252095864" text:continue-numbering="true" text:style-name="WWNum3">
        <text:list-item>
          <text:p text:style-name="P2">Hvilke programmeringssprog kan anvendes til at lave en REST API?</text:p>
        </text:list-item>
      </text:list>
      <text:p text:style-name="P9">ASP.NET, Node.js, Python, PHP.</text:p>
      <text:p text:style-name="P9"/>
      <text:list xml:id="list224614603865287" text:continue-numbering="true" text:style-name="WWNum3">
        <text:list-item>
          <text:p text:style-name="P2">Hvad er de 6 REST restriktioner (Constraints) og kan i forklare betydningen af dem?</text:p>
        </text:list-item>
      </text:list>
      <text:list xml:id="list1024673309" text:style-name="WWNum2">
        <text:list-item>
          <text:p text:style-name="P3">Seperation of concerns - fx opdeling af ansvarsroller i fx 3-lagsmodellen.</text:p>
        </text:list-item>
        <text:list-item>
          <text:p text:style-name="P3">Statelessness - server sender en state af sine data og lukker kommunikationen til sin klient. Den opretholder ikke sin kommunikation/state og er derfor stateless. Det er klienten der ‘har’ state. </text:p>
        </text:list-item>
        <text:list-item>
          <text:p text:style-name="P3"><text:soft-page-break/>Cacheability - respons skal definere sig selv som værende cacheable eller ikke-cacheable så client-server kommunikation forbedres. Respons skal fortælle hvor længe data er gyldig før en ny request skal sendes fra klienten.</text:p>
        </text:list-item>
        <text:list-item>
          <text:p text:style-name="P3">Layered system - presentation layer ved ikke hvad der er eller hvor mange lag der er bagved uri’en. </text:p>
        </text:list-item>
        <text:list-item>
          <text:p text:style-name="P3">Code on demand - server kan sende eksekverbar kode som fx javascript til klienten</text:p>
        </text:list-item>
        <text:list-item>
          <text:p text:style-name="P3">Uniform interface </text:p>
        </text:list-item>
      </text:list>
      <text:p text:style-name="Standard"/>
      <text:list xml:id="list1075429521" text:style-name="WWNum5">
        <text:list-item>
          <text:p text:style-name="P10">Den ressource som efterspørges skal kunne identificeres gennem uri’en. Ressourcen selv er forskellig fra den respons som repræsenterer den. (ressource er fx ‘produkt’, men respons kan være json eller xml eller noget andet)</text:p>
        </text:list-item>
        <text:list-item>
          <text:p text:style-name="P10">Når en klient har modtaget en repræsentation af ressourcen (json) så har den nok info til at kunne modificere eller slette ressourcen.</text:p>
        </text:list-item>
        <text:list-item>
          <text:p text:style-name="P10">Skal indeholde info om hvordan ressourcen skal fortolkes, som fx som json eller xml osv.</text:p>
        </text:list-item>
        <text:list-item>
          <text:p text:style-name="P10">Alle respons sender relevante URI som klienten kan bruge til at foretage yderligere api-kald hvis nødvendigt.</text:p>
        </text:list-item>
      </text:list>
      <text:p text:style-name="P1"/>
      <text:p text:style-name="Standard"/>
      <text:p text:style-name="Standard"/>
      <text:p text:style-name="P15"><text:bookmark text:name="_6apft5w2nn01"/><text:span text:style-name="T2">12. REST API (APPLICATION PROGRAMMING INTERFACE, WEBSERVICE)</text:span></text:p>
      <text:p text:style-name="P14"><text:bookmark text:name="_wrovib9jv5nl"/><text:span text:style-name="T3">HVAD ER EN REST-API:</text:span></text:p>
      <text:p text:style-name="P13"><text:span text:style-name="T6">I 3 lags-arkitekturen er REST-API'et (ofte kaldet: 'API'et') det, der binder datalaget (DL) og præsentationslaget (PRE-L) sammen. Nogle kalder det MiddleWare, andre for forretningslogiklaget (BLL) eller "Skyen (Cloud)", men uanset, så er det her vi centraliserer, servicerer og styrer det der binder delene sammen til et komplet system.</text:span></text:p>
      <text:p text:style-name="P14"><text:bookmark text:name="_fl1qpphefqm1"/><text:span text:style-name="T3">API:</text:span></text:p>
      <text:p text:style-name="P13"><text:span text:style-name="T6">API står for Application Programming Interface, hvilket i bund grund udgør den del i et stykke software, der forestår kommunikation med andet stykke software. Et API forestår kommunikation mellem systemer eller mellem dele af systemer i en logisk afgrænsning (Seperation Of Concerns: SOC). Indenfor programmering kan et API være lavet på mange måder. Men kombineret med REST og 3 lags-arkitekturen, så er et API altid en <text:s/>service (ofte en WebService), der servicerer andre systemer med data og evt. logik/kode.</text:span></text:p>
      <text:p text:style-name="P14"><text:bookmark text:name="_6gzm2ufw7g28"/><text:span text:style-name="T3">REST:</text:span></text:p>
      <text:p text:style-name="P13"><text:span text:style-name="T6">REST står for Representational State Transfer og er i bund og grund et regelsæt eller restriktioner (Constraints) for hvordan en webservice (kommunikation mellem systemer) skal laves. I dag er.</text:span></text:p>
      <text:p text:style-name="P13"><text:span text:style-name="T6">REST en de-facto standard for software arkitekturer som 3-lags arkitekturen. </text:span></text:p>
      <text:p text:style-name="P13"><text:span text:style-name="T6">REST er udtænkt at Roy Fielding, der bl.a. også er kendt som en af de oprindelige arkitekter bag HTTP protokollen og Apache Web serveren, der er den mest udbredte webserver på WWW.</text:span></text:p>
      <text:p text:style-name="P13"><text:a xlink:type="simple" xlink:href="https://www.ics.uci.edu/~fielding/pubs/dissertation/rest_arch_style.htm" text:style-name="ListLabel_20_46" text:visited-style-name="ListLabel_20_46"><text:span text:style-name="T4">https://www.ics.uci.edu/~fielding/pubs/dissertation/rest_arch_style.htm</text:span></text:a></text:p>
      <text:list xml:id="list1861573200" text:style-name="WWNum4">
        <text:list-item>
          <text:p text:style-name="P4"><text:span text:style-name="T6">Representational betyder, at webservicen, skal stille ressourcer (Data) til rådighed for systemer, i en tekstbaseret udgave (ofte XML eller JSON). Den skal supportere både "læse og skrive" muligheder. </text:span></text:p>
        </text:list-item>
        <text:list-item>
          <text:p text:style-name="P4"><text:span text:style-name="T6">State betyder, at webservicen udstiller eller modtager et "øjebliksbillede", af en tilstand af en ressource.</text:span></text:p>
        </text:list-item>
        <text:list-item>
          <text:p text:style-name="P6"><text:span text:style-name="T6">Transfer betyder, at herefter afsluttes kommunikation mellem klient og server og serveren glemmer, at den i det hele taget har talt med en klient (Stateless).</text:span></text:p>
        </text:list-item>
      </text:list>
      <text:p text:style-name="P14"><text:bookmark text:name="_p4572dz17gqj"/><text:span text:style-name="T3">5 RESTRIKTIONER FOR REST (CONSTRAINTS) OG 1 VALGFRI</text:span></text:p>
      <text:list xml:id="list1848754674" text:style-name="WWNum1">
        <text:list-item>
          <text:p text:style-name="P5"><text:soft-page-break/><text:span text:style-name="T6">Client–server architecture<text:line-break/>The principle behind the client–server constraints is the separation of concerns. Separating the user interface concerns from the data storage concerns improves the portability of the user interfaces across multiple platforms. It also improves scalability by simplifying the server components. Perhaps most significant to the Web is that the separation allows the components to evolve independently, thus supporting the Internet-scale requirement of multiple organizational domains.</text:span></text:p>
        </text:list-item>
        <text:list-item>
          <text:p text:style-name="P5"><text:span text:style-name="T6">Statelessness<text:line-break/>In a client–server interaction, state is made up of intrinsic state and extrinsic state. Intrinsic state, called resource state, is stored on the server and consists of information that is independent of the server’s context, thereby making it sharable to all clients of the server. Extrinsic state, called application state, is stored on each client and consists of information that is dependent on the server’s context and therefore cannot be shared. Clients are responsible for passing application state to the server when it needs it. The constraint of storing application state on the client rather than on the server makes the communication stateless.</text:span></text:p>
        </text:list-item>
        <text:list-item>
          <text:p text:style-name="P5"><text:span text:style-name="T6">Cacheability<text:line-break/>As on the World Wide Web, clients and intermediaries can cache responses. Responses must, implicitly or explicitly, define themselves as either cacheable or non-cacheable to prevent clients from providing stale or inappropriate data in response to further requests. Well-managed caching partially or completely eliminates some client–server interactions, further improving scalability and performance.</text:span></text:p>
        </text:list-item>
        <text:list-item>
          <text:p text:style-name="P5"><text:span text:style-name="T6">Layered system<text:line-break/>A client cannot ordinarily tell whether it is connected directly to the end server or to an intermediary along the way. If a proxy or load balancer is placed between the client and server, it won't affect their communications, and there won't be a need to update the client or server code. Intermediary servers can improve system scalability by enabling load balancing and by providing shared caches. Also, security can be added as a layer on top of the web services, separating business logic from security logic.[12] Adding security as a separate layer enforces security policies. Finally, intermediary servers can call multiple other servers to generate a response to the client.</text:span></text:p>
        </text:list-item>
        <text:list-item>
          <text:p text:style-name="P5"><text:span text:style-name="T6">Code on demand (optional)<text:line-break/>Servers can temporarily extend or customize the functionality of a client by transferring executable code: for example, compiled components such as Java applets, or client-side scripts such as JavaScript.</text:span></text:p>
        </text:list-item>
        <text:list-item>
          <text:p text:style-name="P5"><text:span text:style-name="T6">Uniform interface (4 under restriktioner)<text:line-break/>The uniform interface constraint is fundamental to the design of any RESTful system. It simplifies and decouples the architecture, which enables each part to evolve independently. The four constraints for this uniform interface are:</text:span></text:p>
          <text:list>
            <text:list-item>
              <text:p text:style-name="P11"><text:span text:style-name="T6">Resource identification in requests<text:line-break/>Individual resources are identified in requests, for example using URIs in RESTful Web services. The resources themselves are conceptually separate from the representations that are returned to the client. For example, the server could send data from its database as HTML, XML or as JSON—none of which are the server's internal representation.</text:span></text:p>
            </text:list-item>
            <text:list-item>
              <text:p text:style-name="P11"><text:span text:style-name="T6">Resource manipulation through representations<text:line-break/>When a client holds a representation of a resource, including any metadata attached, it has enough information to modify or delete the resource's state.</text:span></text:p>
            </text:list-item>
            <text:list-item>
              <text:p text:style-name="P11"><text:span text:style-name="T6">Self-descriptive messages<text:line-break/>Each message includes enough information to describe how to process the message. For example, which parser to invoke can be specified by a media type.</text:span></text:p>
            </text:list-item>
            <text:list-item>
              <text:p text:style-name="P11"><text:span text:style-name="T6">Hypermedia as the engine of application state (HATEOAS)<text:line-break/>Having accessed an initial URI for the REST application—analogous to a human Web user accessing the home page of a website—a REST client should then be able to use server-provided links dynamically to discover all the available resources it needs. As access proceeds, the server responds with text that includes hyperlinks to other resources that are currently available. There is no need for the client to be hard-coded with information regarding the structure or dynamics of the application.</text:span></text:p>
            </text:list-item>
          </text:list>
        </text:list-item>
        <text:list-item>
          <text:p text:style-name="P5"><text:span text:style-name="T6">Referencer:</text:span></text:p>
          <text:list>
            <text:list-item>
              <text:p text:style-name="P11"><text:a xlink:type="simple" xlink:href="https://en.wikipedia.org/wiki/Representational_state_transfer" text:style-name="ListLabel_20_46" text:visited-style-name="ListLabel_20_46"><text:span text:style-name="T4">https://en.wikipedia.org/wiki/Representational_state_transfer</text:span></text:a></text:p>
            </text:list-item>
            <text:list-item>
              <text:p text:style-name="P12"><text:a xlink:type="simple" xlink:href="https://www.ics.uci.edu/~fielding/pubs/dissertation/rest_arch_style.htm" text:style-name="ListLabel_20_46" text:visited-style-name="ListLabel_20_46"><text:span text:style-name="T4">https://www.ics.uci.edu/~fielding/pubs/dissertation/rest_arch_style.htm</text:span></text:a></text:p>
            </text:list-item>
          </text:list>
        </text:list-item>
      </text:list>
      <text:p text:style-name="P14"><text:bookmark text:name="_5kwsfakym7qc"/><text:span text:style-name="T3">REST-FUL OG REST-BASED WEBSERVICES:</text:span></text:p>
      <text:p text:style-name="P13"><text:span text:style-name="T6">Der skelnes mellem RESTful og REST-based systemer. Hvis en webservice, skal være RESTful, så skal den overholde alle 5 (6) restriktioner, samt alle 4 underrestriktioner til Uniform Interface reglen. Ofte vælges HATEOAS fra og dermed kan en webservice ikke være RESTful, men derimod REST-based.</text:span></text:p>
      <text:p text:style-name="P14"><text:bookmark text:name="_eeqa2l9rfqtr"/><text:span text:style-name="T3">HTTP ENDPOINTS OG KOMMUNIKATIONS FLOW:</text:span></text:p>
      <text:p text:style-name="P13"><text:span text:style-name="T6">En URL, der peger på en specifik ressource kaldes for et Endpoint. eks.: </text:span><text:span text:style-name="T7">"</text:span><text:a xlink:type="simple" xlink:href="https://api.mydomain.com/category/fruits/products" text:style-name="ListLabel_20_47" text:visited-style-name="ListLabel_20_47"><text:span text:style-name="T5">https://api.mydomain.com/category/fruits/products</text:span></text:a><text:span text:style-name="T7">",</text:span><text:span text:style-name="T6"> der kalder på ressourcer over alle produkter i kategorien: frugt eks.: alle æbler, bananer, kiwi osv.</text:span></text:p>
      <text:p text:style-name="P13"><text:span text:style-name="T6">En URL står for Uniform Ressource Locator: </text:span><text:a xlink:type="simple" xlink:href="https://api.mydomain.com/category/fruits/products" text:style-name="ListLabel_20_46" text:visited-style-name="ListLabel_20_46"><text:span text:style-name="T4">https://api.mydomain.com/category/fruits/products</text:span></text:a></text:p>
      <text:p text:style-name="P13"><text:span text:style-name="T6">En URI står for Uniform Ressource Identifier: </text:span><text:a xlink:type="simple" xlink:href="https://api.mydomain.com/" text:style-name="ListLabel_20_46" text:visited-style-name="ListLabel_20_46"><text:span text:style-name="T4">https://api.mydomain.com</text:span></text:a><text:span text:style-name="T8">/category/fruits/produc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12529"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fo:color="#212529"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12529"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788a"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0788a" fo:font-size="10.5pt" fo:font-style="italic" style:font-size-asian="10.5pt" style:font-style-asian="italic"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1424" meta:character-count="9551" meta:non-whitespace-character-count="8215"/>
    <meta:generator>LibreOfficeDev/6.0.5.2$Linux_X86_64 LibreOffice_project/</meta:generator>
  </office:meta>
</office:document-meta>
</file>